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5f94dd" officeooo:paragraph-rsid="005f94dd"/>
    </style:style>
    <style:style style:name="P2" style:family="paragraph" style:parent-style-name="Standard">
      <style:text-properties officeooo:paragraph-rsid="00127062"/>
    </style:style>
    <style:style style:name="P3" style:family="paragraph" style:parent-style-name="Standard">
      <style:paragraph-properties fo:text-align="center" style:justify-single-word="false"/>
      <style:text-properties style:font-name="Liberation Serif" fo:font-size="22pt" officeooo:rsid="0017e476" officeooo:paragraph-rsid="00127062" style:font-size-asian="22pt" style:font-size-complex="22pt"/>
    </style:style>
    <style:style style:name="P4" style:family="paragraph" style:parent-style-name="Standard">
      <style:paragraph-properties fo:text-align="center" style:justify-single-word="false"/>
      <style:text-properties style:font-name="Liberation Serif" fo:font-size="26pt" officeooo:rsid="0017e476" officeooo:paragraph-rsid="00127062" style:font-size-asian="26pt" style:font-size-complex="26pt"/>
    </style:style>
    <style:style style:name="P5" style:family="paragraph" style:parent-style-name="Standard">
      <style:paragraph-properties fo:text-align="start" style:justify-single-word="false"/>
      <style:text-properties style:font-name="Liberation Serif" fo:font-size="12pt" fo:font-weight="bold" officeooo:rsid="0016de95" officeooo:paragraph-rsid="0016de95" style:font-size-asian="10.5pt" style:font-weight-asian="bold" style:font-size-complex="12pt" style:font-weight-complex="bold"/>
    </style:style>
    <style:style style:name="P6" style:family="paragraph" style:parent-style-name="Standard">
      <style:paragraph-properties fo:text-align="center" style:justify-single-word="false"/>
      <style:text-properties officeooo:paragraph-rsid="00127062"/>
    </style:style>
    <style:style style:name="P7" style:family="paragraph" style:parent-style-name="Standard">
      <style:text-properties officeooo:rsid="0031c8da" officeooo:paragraph-rsid="003983b2"/>
    </style:style>
    <style:style style:name="P8" style:family="paragraph" style:parent-style-name="Standard">
      <style:text-properties officeooo:rsid="0031c8da" officeooo:paragraph-rsid="00405874"/>
    </style:style>
    <style:style style:name="P9" style:family="paragraph" style:parent-style-name="Standard">
      <style:text-properties officeooo:rsid="0031c8da" officeooo:paragraph-rsid="0052eae5"/>
    </style:style>
    <style:style style:name="P10" style:family="paragraph" style:parent-style-name="Standard">
      <style:text-properties officeooo:paragraph-rsid="0035f462"/>
    </style:style>
    <style:style style:name="P11" style:family="paragraph" style:parent-style-name="Standard">
      <style:text-properties officeooo:rsid="00456f02" officeooo:paragraph-rsid="0046e72b"/>
    </style:style>
    <style:style style:name="P12" style:family="paragraph" style:parent-style-name="Standard">
      <style:text-properties fo:font-size="12pt" officeooo:rsid="0031c8da" officeooo:paragraph-rsid="004b6138" style:font-size-asian="10.5pt" style:font-size-complex="12pt"/>
    </style:style>
    <style:style style:name="P13" style:family="paragraph" style:parent-style-name="Standard">
      <style:text-properties officeooo:paragraph-rsid="004b6138"/>
    </style:style>
    <style:style style:name="P14" style:family="paragraph" style:parent-style-name="Standard">
      <style:text-properties officeooo:paragraph-rsid="00528cbf"/>
    </style:style>
    <style:style style:name="P15" style:family="paragraph" style:parent-style-name="Text_20_body">
      <style:text-properties fo:font-size="12pt" officeooo:rsid="0016de95" officeooo:paragraph-rsid="0016de95" style:font-size-asian="10.5pt" style:font-size-complex="12pt"/>
    </style:style>
    <style:style style:name="P16" style:family="paragraph" style:parent-style-name="Text_20_body">
      <style:text-properties fo:font-size="12pt" officeooo:rsid="001915d6" officeooo:paragraph-rsid="002db1f8" style:font-size-asian="10.5pt" style:font-size-complex="12pt"/>
    </style:style>
    <style:style style:name="P17" style:family="paragraph" style:parent-style-name="Text_20_body">
      <style:text-properties fo:font-size="12pt" officeooo:rsid="003150be" officeooo:paragraph-rsid="003150be" style:font-size-asian="10.5pt" style:font-size-complex="12pt"/>
    </style:style>
    <style:style style:name="P18" style:family="paragraph" style:parent-style-name="Text_20_body">
      <style:text-properties fo:font-size="12pt" officeooo:rsid="003150be" officeooo:paragraph-rsid="00423f4f" style:font-size-asian="10.5pt" style:font-size-complex="12pt"/>
    </style:style>
    <style:style style:name="P19" style:family="paragraph" style:parent-style-name="Text_20_body">
      <style:text-properties fo:font-size="12pt" officeooo:rsid="004cfc5b" officeooo:paragraph-rsid="004cfc5b" style:font-size-asian="10.5pt" style:font-size-complex="12pt"/>
    </style:style>
    <style:style style:name="P20" style:family="paragraph" style:parent-style-name="Text_20_body">
      <style:text-properties fo:font-size="12pt" fo:font-weight="normal" officeooo:rsid="001c7863" officeooo:paragraph-rsid="001c7863" style:font-size-asian="10.5pt" style:font-weight-asian="normal" style:font-size-complex="12pt" style:font-weight-complex="normal"/>
    </style:style>
    <style:style style:name="P21" style:family="paragraph" style:parent-style-name="Text_20_body">
      <style:text-properties fo:font-size="12pt" fo:font-weight="normal" officeooo:rsid="0025287d" officeooo:paragraph-rsid="0025287d" style:font-size-asian="10.5pt" style:font-weight-asian="normal" style:font-size-complex="12pt" style:font-weight-complex="normal"/>
    </style:style>
    <style:style style:name="P22" style:family="paragraph" style:parent-style-name="Text_20_body">
      <style:text-properties fo:font-size="12pt" fo:font-weight="normal" officeooo:rsid="002bcd36" officeooo:paragraph-rsid="002bcd36" style:font-size-asian="10.5pt" style:font-weight-asian="normal" style:font-size-complex="12pt" style:font-weight-complex="normal"/>
    </style:style>
    <style:style style:name="P23" style:family="paragraph" style:parent-style-name="Text_20_body">
      <style:paragraph-properties fo:margin-left="0.4925in" fo:margin-right="0in" fo:text-indent="0in" style:auto-text-indent="false"/>
      <style:text-properties fo:font-size="12pt" officeooo:rsid="001915d6" officeooo:paragraph-rsid="001a9235" style:font-size-asian="10.5pt" style:font-size-complex="12pt"/>
    </style:style>
    <style:style style:name="P24" style:family="paragraph" style:parent-style-name="Text_20_body">
      <style:paragraph-properties fo:margin-left="0.4925in" fo:margin-right="0in" fo:text-indent="0in" style:auto-text-indent="false"/>
      <style:text-properties fo:font-size="12pt" fo:font-weight="bold" officeooo:rsid="001915d6" officeooo:paragraph-rsid="00214dd5" style:font-size-asian="10.5pt" style:font-weight-asian="bold" style:font-size-complex="12pt" style:font-weight-complex="bold"/>
    </style:style>
    <style:style style:name="P25" style:family="paragraph" style:parent-style-name="Text_20_body">
      <style:paragraph-properties fo:margin-left="0.4925in" fo:margin-right="0in" fo:text-indent="0in" style:auto-text-indent="false"/>
      <style:text-properties fo:font-size="12pt" fo:font-weight="bold" officeooo:rsid="001915d6" officeooo:paragraph-rsid="0027ee73" style:font-size-asian="10.5pt" style:font-weight-asian="bold" style:font-size-complex="12pt" style:font-weight-complex="bold"/>
    </style:style>
    <style:style style:name="P26" style:family="paragraph" style:parent-style-name="Text_20_body">
      <style:paragraph-properties fo:margin-left="0.4925in" fo:margin-right="0in" fo:text-indent="0in" style:auto-text-indent="false"/>
      <style:text-properties fo:font-size="12pt" fo:font-weight="bold" officeooo:rsid="002b7086" officeooo:paragraph-rsid="002b7086" style:font-size-asian="10.5pt" style:font-weight-asian="bold" style:font-size-complex="12pt" style:font-weight-complex="bold"/>
    </style:style>
    <style:style style:name="P27" style:family="paragraph" style:parent-style-name="Text_20_body">
      <style:paragraph-properties fo:margin-left="0in" fo:margin-right="0in" fo:text-indent="0in" style:auto-text-indent="false"/>
      <style:text-properties fo:font-size="12pt" officeooo:rsid="001915d6" officeooo:paragraph-rsid="001a9235" style:font-size-asian="10.5pt" style:font-size-complex="12pt"/>
    </style:style>
    <style:style style:name="P28" style:family="paragraph" style:parent-style-name="Text_20_body">
      <style:paragraph-properties fo:margin-left="0in" fo:margin-right="0in" fo:text-indent="0in" style:auto-text-indent="false"/>
      <style:text-properties fo:font-size="12pt" fo:font-weight="bold" officeooo:rsid="001915d6" officeooo:paragraph-rsid="00214dd5" style:font-size-asian="10.5pt" style:font-weight-asian="bold" style:font-size-complex="12pt" style:font-weight-complex="bold"/>
    </style:style>
    <style:style style:name="P29" style:family="paragraph" style:parent-style-name="Text_20_body">
      <style:paragraph-properties fo:margin-left="0in" fo:margin-right="0in" fo:text-indent="0in" style:auto-text-indent="false"/>
      <style:text-properties fo:font-size="12pt" fo:font-weight="bold" officeooo:rsid="001915d6" officeooo:paragraph-rsid="001915d6" style:font-size-asian="10.5pt" style:font-weight-asian="bold" style:font-size-complex="12pt" style:font-weight-complex="bold"/>
    </style:style>
    <style:style style:name="P30" style:family="paragraph" style:parent-style-name="Contents_20_3">
      <style:paragraph-properties fo:margin-left="0in" fo:margin-right="0in" fo:text-align="center" style:justify-single-word="false" fo:text-indent="0in" style:auto-text-indent="false">
        <style:tab-stops>
          <style:tab-stop style:position="6.2937in" style:type="right" style:leader-style="dotted" style:leader-text="."/>
        </style:tab-stops>
      </style:paragraph-properties>
      <style:text-properties officeooo:paragraph-rsid="0061dad3"/>
    </style:style>
    <style:style style:name="P31" style:family="paragraph" style:parent-style-name="Contents_20_1">
      <style:paragraph-properties>
        <style:tab-stops>
          <style:tab-stop style:position="6.6236in" style:type="right" style:leader-style="dotted" style:leader-text="."/>
        </style:tab-stops>
      </style:paragraph-properties>
      <style:text-properties officeooo:paragraph-rsid="0061dad3"/>
    </style:style>
    <style:style style:name="P32" style:family="paragraph" style:parent-style-name="Contents_20_2">
      <style:paragraph-properties>
        <style:tab-stops>
          <style:tab-stop style:position="6.4583in" style:type="right" style:leader-style="dotted" style:leader-text="."/>
        </style:tab-stops>
      </style:paragraph-properties>
      <style:text-properties officeooo:paragraph-rsid="0061dad3"/>
    </style:style>
    <style:style style:name="P33" style:family="paragraph" style:parent-style-name="Contents_20_3">
      <style:paragraph-properties>
        <style:tab-stops>
          <style:tab-stop style:position="6.2937in" style:type="right" style:leader-style="dotted" style:leader-text="."/>
        </style:tab-stops>
      </style:paragraph-properties>
      <style:text-properties officeooo:paragraph-rsid="0061dad3"/>
    </style:style>
    <style:style style:name="P34" style:family="paragraph" style:parent-style-name="Header">
      <style:text-properties officeooo:paragraph-rsid="0061dad3"/>
    </style:style>
    <style:style style:name="P35" style:family="paragraph" style:parent-style-name="Standard" style:master-page-name="First_20_Page">
      <style:paragraph-properties style:page-number="auto"/>
      <style:text-properties officeooo:paragraph-rsid="00127062"/>
    </style:style>
    <style:style style:name="P36" style:family="paragraph" style:parent-style-name="Standard" style:master-page-name="First_20_Page">
      <style:paragraph-properties style:page-number="auto" fo:break-before="page"/>
      <style:text-properties fo:font-size="16pt" fo:font-weight="bold" officeooo:paragraph-rsid="0061dad3" style:font-size-asian="16pt" style:font-weight-asian="bold"/>
    </style:style>
    <style:style style:name="P37" style:family="paragraph" style:parent-style-name="Standard">
      <style:paragraph-properties fo:text-align="start" style:justify-single-word="false"/>
      <style:text-properties style:font-name="Liberation Serif" fo:font-size="12pt" fo:font-weight="normal" officeooo:rsid="0016de95" officeooo:paragraph-rsid="0016de95" style:font-size-asian="10.5pt" style:font-weight-asian="normal" style:font-size-complex="12pt" style:font-weight-complex="normal"/>
    </style:style>
    <style:style style:name="P38" style:family="paragraph" style:parent-style-name="Standard">
      <style:paragraph-properties fo:margin-left="0.4925in" fo:margin-right="0in" fo:text-indent="0in" style:auto-text-indent="false"/>
      <style:text-properties officeooo:rsid="0031c8da" officeooo:paragraph-rsid="003983b2"/>
    </style:style>
    <style:style style:name="P39" style:family="paragraph" style:parent-style-name="Standard">
      <style:paragraph-properties fo:margin-left="0.4925in" fo:margin-right="0in" fo:text-indent="0in" style:auto-text-indent="false"/>
      <style:text-properties officeooo:rsid="0031c8da" officeooo:paragraph-rsid="0031c8da"/>
    </style:style>
    <style:style style:name="P40" style:family="paragraph" style:parent-style-name="Standard">
      <style:paragraph-properties fo:margin-left="0.4925in" fo:margin-right="0in" fo:text-indent="0in" style:auto-text-indent="false"/>
      <style:text-properties officeooo:rsid="0031c8da" officeooo:paragraph-rsid="0035f462"/>
    </style:style>
    <style:style style:name="P41" style:family="paragraph" style:parent-style-name="Standard">
      <style:paragraph-properties fo:margin-left="0.4925in" fo:margin-right="0in" fo:text-indent="0in" style:auto-text-indent="false"/>
      <style:text-properties officeooo:rsid="0031c8da" officeooo:paragraph-rsid="00456f02"/>
    </style:style>
    <style:style style:name="P42" style:family="paragraph" style:parent-style-name="Standard">
      <style:paragraph-properties fo:margin-left="0.4925in" fo:margin-right="0in" fo:text-indent="0in" style:auto-text-indent="false"/>
      <style:text-properties officeooo:rsid="0031c8da" officeooo:paragraph-rsid="004955eb"/>
    </style:style>
    <style:style style:name="P43" style:family="paragraph" style:parent-style-name="Standard">
      <style:paragraph-properties fo:margin-left="0.4925in" fo:margin-right="0in" fo:text-indent="0in" style:auto-text-indent="false"/>
      <style:text-properties officeooo:rsid="0031c8da" officeooo:paragraph-rsid="0041564d"/>
    </style:style>
    <style:style style:name="P44" style:family="paragraph" style:parent-style-name="Standard">
      <style:paragraph-properties fo:margin-left="0.4925in" fo:margin-right="0in" fo:text-indent="0in" style:auto-text-indent="false"/>
      <style:text-properties officeooo:rsid="0031c8da" officeooo:paragraph-rsid="0049382f"/>
    </style:style>
    <style:style style:name="P45" style:family="paragraph" style:parent-style-name="Standard">
      <style:paragraph-properties fo:margin-left="0.4925in" fo:margin-right="0in" fo:text-indent="0in" style:auto-text-indent="false"/>
      <style:text-properties officeooo:rsid="0031c8da" officeooo:paragraph-rsid="004b6138"/>
    </style:style>
    <style:style style:name="P46" style:family="paragraph" style:parent-style-name="Standard">
      <style:paragraph-properties fo:margin-left="0.4925in" fo:margin-right="0in" fo:text-indent="0in" style:auto-text-indent="false"/>
      <style:text-properties officeooo:rsid="0031c8da" officeooo:paragraph-rsid="005187c9"/>
    </style:style>
    <style:style style:name="P47" style:family="paragraph" style:parent-style-name="Standard">
      <style:paragraph-properties fo:margin-left="0.4925in" fo:margin-right="0in" fo:text-indent="0in" style:auto-text-indent="false"/>
      <style:text-properties officeooo:rsid="0031c8da" officeooo:paragraph-rsid="0052eae5"/>
    </style:style>
    <style:style style:name="P48" style:family="paragraph" style:parent-style-name="Standard">
      <style:paragraph-properties fo:margin-left="0.4925in" fo:margin-right="0in" fo:text-indent="0in" style:auto-text-indent="false"/>
      <style:text-properties officeooo:rsid="0031c8da" officeooo:paragraph-rsid="0055f8ca"/>
    </style:style>
    <style:style style:name="P49" style:family="paragraph" style:parent-style-name="Standard">
      <style:paragraph-properties fo:margin-left="0.4925in" fo:margin-right="0in" fo:text-indent="0in" style:auto-text-indent="false"/>
      <style:text-properties officeooo:rsid="0031c8da" officeooo:paragraph-rsid="005785d6"/>
    </style:style>
    <style:style style:name="P50" style:family="paragraph" style:parent-style-name="Standard">
      <style:paragraph-properties fo:margin-left="0.4925in" fo:margin-right="0in" fo:text-indent="0in" style:auto-text-indent="false"/>
      <style:text-properties officeooo:rsid="003a1e09" officeooo:paragraph-rsid="003a1e09"/>
    </style:style>
    <style:style style:name="P51" style:family="paragraph" style:parent-style-name="Standard">
      <style:paragraph-properties fo:margin-left="0.4925in" fo:margin-right="0in" fo:text-indent="0in" style:auto-text-indent="false"/>
      <style:text-properties officeooo:rsid="003d18de" officeooo:paragraph-rsid="003d18de"/>
    </style:style>
    <style:style style:name="P52" style:family="paragraph" style:parent-style-name="Standard">
      <style:paragraph-properties fo:margin-left="0.4925in" fo:margin-right="0in" fo:text-indent="0in" style:auto-text-indent="false"/>
      <style:text-properties officeooo:rsid="003983b2" officeooo:paragraph-rsid="0033c83f"/>
    </style:style>
    <style:style style:name="P53" style:family="paragraph" style:parent-style-name="Standard">
      <style:paragraph-properties fo:margin-left="0.4925in" fo:margin-right="0in" fo:text-indent="0in" style:auto-text-indent="false"/>
      <style:text-properties officeooo:rsid="003983b2" officeooo:paragraph-rsid="003983b2"/>
    </style:style>
    <style:style style:name="P54" style:family="paragraph" style:parent-style-name="Standard">
      <style:paragraph-properties fo:margin-left="0.4925in" fo:margin-right="0in" fo:text-indent="0in" style:auto-text-indent="false"/>
      <style:text-properties officeooo:rsid="003983b2" officeooo:paragraph-rsid="005187c9"/>
    </style:style>
    <style:style style:name="P55" style:family="paragraph" style:parent-style-name="Standard">
      <style:paragraph-properties fo:margin-left="0.4925in" fo:margin-right="0in" fo:text-indent="0in" style:auto-text-indent="false"/>
      <style:text-properties officeooo:rsid="0033c83f" officeooo:paragraph-rsid="0033c83f"/>
    </style:style>
    <style:style style:name="P56" style:family="paragraph" style:parent-style-name="Standard">
      <style:paragraph-properties fo:margin-left="0.4925in" fo:margin-right="0in" fo:text-indent="0in" style:auto-text-indent="false"/>
      <style:text-properties officeooo:rsid="0033c83f" officeooo:paragraph-rsid="003983b2"/>
    </style:style>
    <style:style style:name="P57" style:family="paragraph" style:parent-style-name="Standard">
      <style:paragraph-properties fo:margin-left="0.4925in" fo:margin-right="0in" fo:text-indent="0in" style:auto-text-indent="false"/>
      <style:text-properties officeooo:rsid="0033c83f" officeooo:paragraph-rsid="005187c9"/>
    </style:style>
    <style:style style:name="P58" style:family="paragraph" style:parent-style-name="Standard">
      <style:paragraph-properties fo:margin-left="0.4925in" fo:margin-right="0in" fo:text-indent="0in" style:auto-text-indent="false"/>
      <style:text-properties officeooo:rsid="0037ef3f" officeooo:paragraph-rsid="0033c83f"/>
    </style:style>
    <style:style style:name="P59" style:family="paragraph" style:parent-style-name="Standard">
      <style:paragraph-properties fo:margin-left="0.4925in" fo:margin-right="0in" fo:text-indent="0in" style:auto-text-indent="false"/>
      <style:text-properties officeooo:rsid="00456f02" officeooo:paragraph-rsid="00456f02"/>
    </style:style>
    <style:style style:name="P60" style:family="paragraph" style:parent-style-name="Standard">
      <style:paragraph-properties fo:margin-left="0.4925in" fo:margin-right="0in" fo:text-indent="0in" style:auto-text-indent="false"/>
      <style:text-properties officeooo:rsid="00456f02" officeooo:paragraph-rsid="0046e72b"/>
    </style:style>
    <style:style style:name="P61" style:family="paragraph" style:parent-style-name="Standard">
      <style:paragraph-properties fo:margin-left="0.4925in" fo:margin-right="0in" fo:text-indent="0in" style:auto-text-indent="false"/>
      <style:text-properties officeooo:rsid="0046e72b" officeooo:paragraph-rsid="0046e72b"/>
    </style:style>
    <style:style style:name="P62" style:family="paragraph" style:parent-style-name="Standard">
      <style:paragraph-properties fo:margin-left="0.4925in" fo:margin-right="0in" fo:text-indent="0in" style:auto-text-indent="false"/>
      <style:text-properties fo:font-size="12pt" officeooo:rsid="0031c8da" officeooo:paragraph-rsid="0049382f" style:font-size-asian="10.5pt" style:font-size-complex="12pt"/>
    </style:style>
    <style:style style:name="P63" style:family="paragraph" style:parent-style-name="Standard">
      <style:paragraph-properties fo:margin-left="0.4925in" fo:margin-right="0in" fo:text-indent="0in" style:auto-text-indent="false"/>
      <style:text-properties fo:font-size="12pt" officeooo:rsid="0031c8da" officeooo:paragraph-rsid="004b6138" style:font-size-asian="10.5pt" style:font-size-complex="12pt"/>
    </style:style>
    <style:style style:name="P64" style:family="paragraph" style:parent-style-name="Standard">
      <style:paragraph-properties fo:margin-left="0.4925in" fo:margin-right="0in" fo:text-indent="0in" style:auto-text-indent="false"/>
      <style:text-properties fo:font-size="12pt" officeooo:rsid="004b6138" officeooo:paragraph-rsid="004b6138" style:font-size-asian="10.5pt" style:font-size-complex="12pt"/>
    </style:style>
    <style:style style:name="P65" style:family="paragraph" style:parent-style-name="Standard">
      <style:paragraph-properties fo:margin-left="0.4925in" fo:margin-right="0in" fo:text-indent="0in" style:auto-text-indent="false"/>
      <style:text-properties fo:font-size="12pt" officeooo:rsid="00528cbf" officeooo:paragraph-rsid="00528cbf" style:font-size-asian="10.5pt" style:font-size-complex="12pt"/>
    </style:style>
    <style:style style:name="P66" style:family="paragraph" style:parent-style-name="Standard">
      <style:paragraph-properties fo:margin-left="0.4925in" fo:margin-right="0in" fo:text-indent="0in" style:auto-text-indent="false"/>
      <style:text-properties fo:font-size="12pt" officeooo:rsid="004e42e4" officeooo:paragraph-rsid="004e42e4" style:font-size-asian="10.5pt" style:font-size-complex="12pt"/>
    </style:style>
    <style:style style:name="P67" style:family="paragraph" style:parent-style-name="Standard">
      <style:paragraph-properties fo:margin-left="0.4925in" fo:margin-right="0in" fo:text-indent="0in" style:auto-text-indent="false"/>
      <style:text-properties fo:font-size="12pt" officeooo:rsid="0033c83f" officeooo:paragraph-rsid="005187c9" style:font-size-asian="10.5pt" style:font-size-complex="12pt"/>
    </style:style>
    <style:style style:name="P68" style:family="paragraph" style:parent-style-name="Standard">
      <style:paragraph-properties fo:margin-left="0.4925in" fo:margin-right="0in" fo:text-indent="0in" style:auto-text-indent="false"/>
      <style:text-properties officeooo:paragraph-rsid="004b6138"/>
    </style:style>
    <style:style style:name="P69" style:family="paragraph" style:parent-style-name="Standard">
      <style:paragraph-properties fo:margin-left="0.4925in" fo:margin-right="0in" fo:text-indent="0in" style:auto-text-indent="false"/>
      <style:text-properties officeooo:rsid="004b6138" officeooo:paragraph-rsid="004b6138"/>
    </style:style>
    <style:style style:name="P70" style:family="paragraph" style:parent-style-name="Standard">
      <style:paragraph-properties fo:margin-left="0.4925in" fo:margin-right="0in" fo:text-indent="0in" style:auto-text-indent="false"/>
      <style:text-properties officeooo:rsid="004f8fbe" officeooo:paragraph-rsid="004f8fbe"/>
    </style:style>
    <style:style style:name="P71" style:family="paragraph" style:parent-style-name="Standard">
      <style:paragraph-properties fo:margin-left="0in" fo:margin-right="0in" fo:text-indent="0in" style:auto-text-indent="false"/>
    </style:style>
    <style:style style:name="P72" style:family="paragraph" style:parent-style-name="Standard">
      <style:paragraph-properties fo:margin-left="0in" fo:margin-right="0in" fo:text-indent="0in" style:auto-text-indent="false"/>
      <style:text-properties officeooo:paragraph-rsid="003983b2"/>
    </style:style>
    <style:style style:name="P73" style:family="paragraph" style:parent-style-name="Standard">
      <style:paragraph-properties fo:margin-left="0in" fo:margin-right="0in" fo:text-indent="0in" style:auto-text-indent="false"/>
      <style:text-properties officeooo:paragraph-rsid="0035f462"/>
    </style:style>
    <style:style style:name="P74" style:family="paragraph" style:parent-style-name="Standard">
      <style:paragraph-properties fo:margin-left="0in" fo:margin-right="0in" fo:text-indent="0in" style:auto-text-indent="false"/>
      <style:text-properties officeooo:paragraph-rsid="00456f02"/>
    </style:style>
    <style:style style:name="P75" style:family="paragraph" style:parent-style-name="Standard">
      <style:paragraph-properties fo:margin-left="0in" fo:margin-right="0in" fo:text-indent="0in" style:auto-text-indent="false"/>
      <style:text-properties officeooo:paragraph-rsid="004955eb"/>
    </style:style>
    <style:style style:name="P76" style:family="paragraph" style:parent-style-name="Standard">
      <style:paragraph-properties fo:margin-left="0in" fo:margin-right="0in" fo:text-indent="0in" style:auto-text-indent="false"/>
      <style:text-properties officeooo:paragraph-rsid="0041564d"/>
    </style:style>
    <style:style style:name="P77" style:family="paragraph" style:parent-style-name="Standard">
      <style:paragraph-properties fo:margin-left="0in" fo:margin-right="0in" fo:text-indent="0in" style:auto-text-indent="false"/>
      <style:text-properties officeooo:paragraph-rsid="0049382f"/>
    </style:style>
    <style:style style:name="P78" style:family="paragraph" style:parent-style-name="Standard">
      <style:paragraph-properties fo:margin-left="0in" fo:margin-right="0in" fo:text-indent="0in" style:auto-text-indent="false"/>
      <style:text-properties officeooo:paragraph-rsid="004b6138"/>
    </style:style>
    <style:style style:name="P79" style:family="paragraph" style:parent-style-name="Standard">
      <style:paragraph-properties fo:margin-left="0in" fo:margin-right="0in" fo:text-indent="0in" style:auto-text-indent="false"/>
      <style:text-properties officeooo:paragraph-rsid="005187c9"/>
    </style:style>
    <style:style style:name="P80" style:family="paragraph" style:parent-style-name="Standard">
      <style:paragraph-properties fo:margin-left="0in" fo:margin-right="0in" fo:text-indent="0in" style:auto-text-indent="false"/>
      <style:text-properties officeooo:paragraph-rsid="0052eae5"/>
    </style:style>
    <style:style style:name="P81" style:family="paragraph" style:parent-style-name="Text_20_body">
      <style:paragraph-properties fo:margin-left="0.4925in" fo:margin-right="0in" fo:text-indent="0in" style:auto-text-indent="false"/>
      <style:text-properties fo:font-size="12pt" officeooo:rsid="001a9235" officeooo:paragraph-rsid="001a9235" style:font-size-asian="10.5pt" style:font-size-complex="12pt"/>
    </style:style>
    <style:style style:name="P82" style:family="paragraph" style:parent-style-name="Text_20_body">
      <style:paragraph-properties fo:margin-left="0.4925in" fo:margin-right="0in" fo:text-indent="0in" style:auto-text-indent="false"/>
      <style:text-properties fo:font-size="12pt" fo:font-weight="normal" officeooo:rsid="0027ee73" officeooo:paragraph-rsid="001915d6" style:font-size-asian="10.5pt" style:font-weight-asian="normal" style:font-size-complex="12pt" style:font-weight-complex="normal"/>
    </style:style>
    <style:style style:name="P83" style:family="paragraph" style:parent-style-name="Heading_20_1">
      <style:text-properties fo:font-size="16pt" officeooo:rsid="0016de95" officeooo:paragraph-rsid="0016de95" style:font-size-asian="14pt" style:font-size-complex="16pt"/>
    </style:style>
    <style:style style:name="P84" style:family="paragraph" style:parent-style-name="Heading_20_1">
      <style:text-properties fo:font-size="16pt" officeooo:rsid="00172f99" officeooo:paragraph-rsid="00172f99" style:font-size-asian="16pt" style:font-size-complex="16pt"/>
    </style:style>
    <style:style style:name="P85" style:family="paragraph" style:parent-style-name="Heading_20_1">
      <style:text-properties fo:font-size="16pt" officeooo:rsid="00298b7f" officeooo:paragraph-rsid="00298b7f" style:font-size-asian="16pt" style:font-size-complex="16pt"/>
    </style:style>
    <style:style style:name="P86" style:family="paragraph" style:parent-style-name="Heading_20_1">
      <style:text-properties fo:font-size="14pt" officeooo:rsid="003150be" officeooo:paragraph-rsid="003150be" style:font-size-asian="14pt" style:font-size-complex="14pt"/>
    </style:style>
    <style:style style:name="P87" style:family="paragraph" style:parent-style-name="Heading_20_1">
      <style:paragraph-properties fo:break-before="page"/>
      <style:text-properties fo:font-size="16pt" style:font-size-asian="16pt" style:font-size-complex="16pt"/>
    </style:style>
    <style:style style:name="T1" style:family="text">
      <style:text-properties style:font-name="Liberation Serif" fo:font-size="40pt" officeooo:rsid="0017e476" style:font-size-asian="40pt" style:font-size-complex="40pt"/>
    </style:style>
    <style:style style:name="T2" style:family="text">
      <style:text-properties style:font-name="Liberation Serif" fo:font-size="40pt" officeooo:rsid="00127062" style:font-size-asian="40pt" style:font-size-complex="40pt"/>
    </style:style>
    <style:style style:name="T3" style:family="text">
      <style:text-properties style:font-name="Liberation Serif" fo:font-size="10pt" officeooo:rsid="005a2ae1" style:font-size-asian="10pt" style:font-size-complex="10pt"/>
    </style:style>
    <style:style style:name="T4" style:family="text">
      <style:text-properties style:font-name="Liberation Serif" fo:font-size="10pt" officeooo:rsid="0017e476" style:font-size-asian="10pt" style:font-size-complex="10pt"/>
    </style:style>
    <style:style style:name="T5" style:family="text">
      <style:text-properties style:font-name="Liberation Serif" fo:font-size="10pt" officeooo:rsid="0049c270" style:font-size-asian="10pt" style:font-size-complex="10pt"/>
    </style:style>
    <style:style style:name="T6" style:family="text">
      <style:text-properties style:font-name="Liberation Serif" fo:font-size="10pt" officeooo:rsid="005a6d2f" style:font-size-asian="10pt" style:font-size-complex="10pt"/>
    </style:style>
    <style:style style:name="T7" style:family="text">
      <style:text-properties style:font-name="Liberation Serif" fo:font-size="10pt" officeooo:rsid="0061dad3" style:font-size-asian="10pt" style:font-size-complex="10pt"/>
    </style:style>
    <style:style style:name="T8" style:family="text">
      <style:text-properties officeooo:rsid="0016de95"/>
    </style:style>
    <style:style style:name="T9" style:family="text">
      <style:text-properties fo:font-weight="normal" style:font-weight-asian="normal" style:font-weight-complex="normal"/>
    </style:style>
    <style:style style:name="T10" style:family="text">
      <style:text-properties fo:font-weight="normal" officeooo:rsid="0020ecfb" style:font-weight-asian="normal" style:font-weight-complex="normal"/>
    </style:style>
    <style:style style:name="T11" style:family="text">
      <style:text-properties fo:font-weight="normal" officeooo:rsid="00214dd5" style:font-weight-asian="normal" style:font-weight-complex="normal"/>
    </style:style>
    <style:style style:name="T12" style:family="text">
      <style:text-properties fo:font-weight="normal" officeooo:rsid="00267f56" style:font-weight-asian="normal" style:font-weight-complex="normal"/>
    </style:style>
    <style:style style:name="T13" style:family="text">
      <style:text-properties fo:font-weight="normal" officeooo:rsid="0027ee73" style:font-weight-asian="normal" style:font-weight-complex="normal"/>
    </style:style>
    <style:style style:name="T14" style:family="text">
      <style:text-properties fo:font-weight="normal" officeooo:rsid="00298b7f" style:font-weight-asian="normal" style:font-weight-complex="normal"/>
    </style:style>
    <style:style style:name="T15" style:family="text">
      <style:text-properties fo:font-weight="normal" officeooo:rsid="002b7086" style:font-weight-asian="normal" style:font-weight-complex="normal"/>
    </style:style>
    <style:style style:name="T16" style:family="text">
      <style:text-properties fo:font-weight="normal" officeooo:rsid="002f1f37" style:font-weight-asian="normal" style:font-weight-complex="normal"/>
    </style:style>
    <style:style style:name="T17" style:family="text">
      <style:text-properties fo:font-weight="normal" officeooo:rsid="0031c8da" style:font-weight-asian="normal" style:font-weight-complex="normal"/>
    </style:style>
    <style:style style:name="T18" style:family="text">
      <style:text-properties officeooo:rsid="0016e537"/>
    </style:style>
    <style:style style:name="T19" style:family="text">
      <style:text-properties fo:font-weight="bold" style:font-weight-asian="bold" style:font-weight-complex="bold"/>
    </style:style>
    <style:style style:name="T20" style:family="text">
      <style:text-properties fo:font-weight="bold" officeooo:rsid="0035f462" style:font-weight-asian="bold" style:font-weight-complex="bold"/>
    </style:style>
    <style:style style:name="T21" style:family="text">
      <style:text-properties fo:font-weight="bold" officeooo:rsid="003983b2" style:font-weight-asian="bold" style:font-weight-complex="bold"/>
    </style:style>
    <style:style style:name="T22" style:family="text">
      <style:text-properties fo:font-weight="bold" officeooo:rsid="00405874" style:font-weight-asian="bold" style:font-weight-complex="bold"/>
    </style:style>
    <style:style style:name="T23" style:family="text">
      <style:text-properties fo:font-weight="bold" officeooo:rsid="004328fd" style:font-weight-asian="bold" style:font-weight-complex="bold"/>
    </style:style>
    <style:style style:name="T24" style:family="text">
      <style:text-properties fo:font-weight="bold" officeooo:rsid="00456f02" style:font-weight-asian="bold" style:font-weight-complex="bold"/>
    </style:style>
    <style:style style:name="T25" style:family="text">
      <style:text-properties fo:font-weight="bold" officeooo:rsid="0049382f" style:font-weight-asian="bold" style:font-weight-complex="bold"/>
    </style:style>
    <style:style style:name="T26" style:family="text">
      <style:text-properties fo:font-weight="bold" officeooo:rsid="004b6138" style:font-weight-asian="bold" style:font-weight-complex="bold"/>
    </style:style>
    <style:style style:name="T27" style:family="text">
      <style:text-properties fo:font-weight="bold" officeooo:rsid="00524318" style:font-weight-asian="bold" style:font-weight-complex="bold"/>
    </style:style>
    <style:style style:name="T28" style:family="text">
      <style:text-properties fo:font-weight="bold" officeooo:rsid="0052eae5" style:font-weight-asian="bold" style:font-weight-complex="bold"/>
    </style:style>
    <style:style style:name="T29" style:family="text">
      <style:text-properties fo:font-weight="bold" officeooo:rsid="005a6d2f" style:font-weight-asian="bold" style:font-weight-complex="bold"/>
    </style:style>
    <style:style style:name="T30" style:family="text">
      <style:text-properties officeooo:rsid="001a9235"/>
    </style:style>
    <style:style style:name="T31" style:family="text">
      <style:text-properties officeooo:rsid="0021f2ff"/>
    </style:style>
    <style:style style:name="T32" style:family="text">
      <style:text-properties officeooo:rsid="00249022"/>
    </style:style>
    <style:style style:name="T33" style:family="text">
      <style:text-properties officeooo:rsid="002b7086"/>
    </style:style>
    <style:style style:name="T34" style:family="text">
      <style:text-properties officeooo:rsid="0034ae9d"/>
    </style:style>
    <style:style style:name="T35" style:family="text">
      <style:text-properties officeooo:rsid="0035f462"/>
    </style:style>
    <style:style style:name="T36" style:family="text">
      <style:text-properties officeooo:rsid="0037d303"/>
    </style:style>
    <style:style style:name="T37" style:family="text">
      <style:text-properties officeooo:rsid="0038ce13"/>
    </style:style>
    <style:style style:name="T38" style:family="text">
      <style:text-properties officeooo:rsid="003983b2"/>
    </style:style>
    <style:style style:name="T39" style:family="text">
      <style:text-properties officeooo:rsid="003a1e09"/>
    </style:style>
    <style:style style:name="T40" style:family="text">
      <style:text-properties officeooo:rsid="003bcc29"/>
    </style:style>
    <style:style style:name="T41" style:family="text">
      <style:text-properties officeooo:rsid="003ed804"/>
    </style:style>
    <style:style style:name="T42" style:family="text">
      <style:text-properties officeooo:rsid="0041564d"/>
    </style:style>
    <style:style style:name="T43" style:family="text">
      <style:text-properties officeooo:rsid="00423f4f"/>
    </style:style>
    <style:style style:name="T44" style:family="text">
      <style:text-properties officeooo:rsid="004328fd"/>
    </style:style>
    <style:style style:name="T45" style:family="text">
      <style:text-properties officeooo:rsid="00456f02"/>
    </style:style>
    <style:style style:name="T46" style:family="text">
      <style:text-properties officeooo:rsid="0046e72b"/>
    </style:style>
    <style:style style:name="T47" style:family="text">
      <style:text-properties officeooo:rsid="00479e40"/>
    </style:style>
    <style:style style:name="T48" style:family="text">
      <style:text-properties officeooo:rsid="004955eb"/>
    </style:style>
    <style:style style:name="T49" style:family="text">
      <style:text-properties officeooo:rsid="004b6138"/>
    </style:style>
    <style:style style:name="T50" style:family="text">
      <style:text-properties officeooo:rsid="004e42e4"/>
    </style:style>
    <style:style style:name="T51" style:family="text">
      <style:text-properties officeooo:rsid="00528cbf"/>
    </style:style>
    <style:style style:name="T52" style:family="text">
      <style:text-properties officeooo:rsid="0052eae5"/>
    </style:style>
    <style:style style:name="T53" style:family="text">
      <style:text-properties officeooo:rsid="0054db1d"/>
    </style:style>
    <style:style style:name="T54" style:family="text">
      <style:text-properties officeooo:rsid="0055f8ca"/>
    </style:style>
    <style:style style:name="T55" style:family="text">
      <style:text-properties officeooo:rsid="004c444c"/>
    </style:style>
    <style:style style:name="T56" style:family="text">
      <style:text-properties officeooo:rsid="00540aba"/>
    </style:style>
    <style:style style:name="T57" style:family="text">
      <style:text-properties officeooo:rsid="0048ad02"/>
    </style:style>
    <style:style style:name="T58" style:family="text">
      <style:text-properties officeooo:rsid="0049c270"/>
    </style:style>
    <style:style style:name="T59" style:family="text">
      <style:text-properties officeooo:rsid="00593432"/>
    </style:style>
    <style:style style:name="T60" style:family="text">
      <style:text-properties officeooo:rsid="005a2ae1"/>
    </style:style>
    <style:style style:name="T61" style:family="text">
      <style:text-properties officeooo:rsid="005a6d2f"/>
    </style:style>
    <style:style style:name="T62" style:family="text">
      <style:text-properties officeooo:rsid="005cc3b6"/>
    </style:style>
    <style:style style:name="T63" style:family="text">
      <style:text-properties officeooo:rsid="0061da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text:p>
      <text:p text:style-name="P2"/>
      <text:p text:style-name="P2"/>
      <text:p text:style-name="P2"/>
      <text:p text:style-name="P2"/>
      <text:p text:style-name="P2"/>
      <text:p text:style-name="P2"/>
      <text:p text:style-name="P2"/>
      <text:p text:style-name="P2"/>
      <text:p text:style-name="P2"/>
      <text:p text:style-name="P6"/>
      <text:p text:style-name="P6"/>
      <text:p text:style-name="P6"><text:span text:style-name="T1">Software </text:span><text:span text:style-name="T2">Design Document</text:span></text:p>
      <text:p text:style-name="P3">TauNet</text:p>
      <text:p text:style-name="P4"/>
      <text:p text:style-name="P3">Josh Bucklin</text:p>
      <text:p text:style-name="P3">CS300</text:p>
      <text:p text:style-name="P3">Copyright (c) 2015</text:p>
      <text:p text:style-name="P36">Table of Contents</text:p>
      <text:p text:style-name="P34"/>
      <text:p text:style-name="P31">1.<text:span text:style-name="T60">0</text:span> <text:span text:style-name="T56">Purpose &amp; Overview</text:span><text:tab/><text:a xlink:type="simple" xlink:href="#__RefHeading___Toc506459137" text:style-name="Index_20_Link" text:visited-style-name="Index_20_Link"><text:span text:style-name="Index_20_Link">1</text:span></text:a></text:p>
      <text:p text:style-name="P31"><text:span text:style-name="Index_20_Link">2.</text:span><text:span text:style-name="Index_20_Link"><text:span text:style-name="T60">0</text:span></text:span><text:span text:style-name="Index_20_Link"> </text:span><text:span text:style-name="Index_20_Link"><text:span text:style-name="T59">System overview</text:span></text:span><text:span text:style-name="Index_20_Link"><text:tab/></text:span><text:span text:style-name="Index_20_Link"><text:span text:style-name="T58">1</text:span></text:span></text:p>
      <text:p text:style-name="P31"><text:span text:style-name="T59">3</text:span>.<text:span text:style-name="T60">0</text:span> <text:span text:style-name="T59">System Architecture</text:span><text:tab/><text:span text:style-name="Index_20_Link"><text:span text:style-name="T58">1</text:span></text:span></text:p>
      <text:p text:style-name="P32"><text:span text:style-name="T59">3</text:span>.<text:span text:style-name="T59">0.</text:span>1 <text:span text:style-name="T57">Ciphersaber-2</text:span><text:tab/><text:span text:style-name="Index_20_Link"><text:span text:style-name="T58">1</text:span></text:span></text:p>
      <text:p text:style-name="P32"><text:span text:style-name="T59">3</text:span>.<text:span text:style-name="T59">0.</text:span>2 <text:span text:style-name="T57">Taunet server</text:span><text:tab/><text:span text:style-name="Index_20_Link"><text:span text:style-name="T59">1</text:span></text:span></text:p>
      <text:p text:style-name="P32"><text:span text:style-name="T59">3</text:span>.<text:span text:style-name="T59">0.</text:span>3 <text:span text:style-name="T57">Taunet client</text:span><text:tab/><text:a xlink:type="simple" xlink:href="#__RefHeading___Toc506459146" text:style-name="Index_20_Link" text:visited-style-name="Index_20_Link"><text:span text:style-name="Index_20_Link">2</text:span></text:a></text:p>
      <text:p text:style-name="P31"><text:span text:style-name="T60">4</text:span>.<text:span text:style-name="T60">0</text:span> <text:span text:style-name="T60">Design details</text:span><text:tab/><text:span text:style-name="Index_20_Link"><text:span text:style-name="T58">1</text:span></text:span></text:p>
      <text:p text:style-name="P32"><text:span text:style-name="T60">4</text:span>.<text:span text:style-name="T60">1</text:span> <text:span text:style-name="T57">Taunet server</text:span><text:tab/><text:a xlink:type="simple" xlink:href="#__RefHeading___Toc506459145" text:style-name="Index_20_Link" text:visited-style-name="Index_20_Link"><text:span text:style-name="Index_20_Link">2</text:span></text:a></text:p>
      <text:p text:style-name="P33"><text:span text:style-name="T60">4</text:span>.<text:span text:style-name="T60">1</text:span>.1 <text:span text:style-name="T61">Function: Start the Server</text:span><text:tab/><text:span text:style-name="Index_20_Link"><text:span text:style-name="T63">2</text:span></text:span></text:p>
      <text:p text:style-name="P33"><text:span text:style-name="Index_20_Link"><text:span text:style-name="T60">4</text:span></text:span><text:span text:style-name="Index_20_Link">.</text:span><text:span text:style-name="Index_20_Link"><text:span text:style-name="T60">1</text:span></text:span><text:span text:style-name="Index_20_Link">.2 </text:span><text:span text:style-name="Index_20_Link"><text:span text:style-name="T61">Function: Load Program Data</text:span></text:span><text:span text:style-name="Index_20_Link"><text:tab/></text:span><text:a xlink:type="simple" xlink:href="#__RefHeading___Toc506459154" text:style-name="Index_20_Link" text:visited-style-name="Index_20_Link"><text:span text:style-name="Index_20_Link">3</text:span></text:a></text:p>
      <text:p text:style-name="P33"><text:span text:style-name="Index_20_Link"><text:span text:style-name="T60">4</text:span></text:span><text:span text:style-name="Index_20_Link">.</text:span><text:span text:style-name="Index_20_Link"><text:span text:style-name="T60">1</text:span></text:span><text:span text:style-name="Index_20_Link">.</text:span><text:span text:style-name="Index_20_Link"><text:span text:style-name="T61">3</text:span></text:span><text:span text:style-name="Index_20_Link"> </text:span><text:span text:style-name="Index_20_Link"><text:span text:style-name="T61">Function: Receive a Message</text:span></text:span><text:span text:style-name="Index_20_Link"><text:tab/></text:span><text:a xlink:type="simple" xlink:href="#__RefHeading___Toc506459154" text:style-name="Index_20_Link" text:visited-style-name="Index_20_Link"><text:span text:style-name="Index_20_Link">3</text:span></text:a></text:p>
      <text:p text:style-name="P33"><text:span text:style-name="Index_20_Link"><text:span text:style-name="T60">4</text:span></text:span><text:span text:style-name="Index_20_Link">.</text:span><text:span text:style-name="Index_20_Link"><text:span text:style-name="T60">1</text:span></text:span><text:span text:style-name="Index_20_Link">.</text:span><text:span text:style-name="Index_20_Link"><text:span text:style-name="T61">4</text:span></text:span><text:span text:style-name="Index_20_Link"> </text:span><text:span text:style-name="Index_20_Link"><text:span text:style-name="T61">Function: Display a Message</text:span></text:span><text:span text:style-name="Index_20_Link"><text:tab/></text:span><text:a xlink:type="simple" xlink:href="#__RefHeading___Toc506459154" text:style-name="Index_20_Link" text:visited-style-name="Index_20_Link"><text:span text:style-name="Index_20_Link">3</text:span></text:a></text:p>
      <text:p text:style-name="P33"><text:span text:style-name="Index_20_Link"><text:span text:style-name="T60">4</text:span></text:span><text:span text:style-name="Index_20_Link">.</text:span><text:span text:style-name="Index_20_Link"><text:span text:style-name="T60">1</text:span></text:span><text:span text:style-name="Index_20_Link">.</text:span><text:span text:style-name="Index_20_Link"><text:span text:style-name="T61">5</text:span></text:span><text:span text:style-name="Index_20_Link"> </text:span><text:span text:style-name="Index_20_Link"><text:span text:style-name="T61">Function: Display Users of the Network</text:span></text:span><text:span text:style-name="Index_20_Link"><text:tab/></text:span><text:a xlink:type="simple" xlink:href="#__RefHeading___Toc506459154" text:style-name="Index_20_Link" text:visited-style-name="Index_20_Link"><text:span text:style-name="Index_20_Link">3</text:span></text:a></text:p>
      <text:p text:style-name="P33"><text:span text:style-name="Index_20_Link"><text:span text:style-name="T60">4</text:span></text:span><text:span text:style-name="Index_20_Link">.</text:span><text:span text:style-name="Index_20_Link"><text:span text:style-name="T60">1</text:span></text:span><text:span text:style-name="Index_20_Link">.</text:span><text:span text:style-name="Index_20_Link"><text:span text:style-name="T61">6</text:span></text:span><text:span text:style-name="Index_20_Link"> </text:span><text:span text:style-name="Index_20_Link"><text:span text:style-name="T61">Function: Change Encryption Key</text:span></text:span><text:span text:style-name="Index_20_Link"><text:tab/></text:span><text:a xlink:type="simple" xlink:href="#__RefHeading___Toc506459154" text:style-name="Index_20_Link" text:visited-style-name="Index_20_Link"><text:span text:style-name="Index_20_Link">3</text:span></text:a></text:p>
      <text:p text:style-name="P32"><text:span text:style-name="T60">4</text:span>.<text:span text:style-name="T60">2 Taunet client</text:span><text:tab/><text:span text:style-name="Index_20_Link"><text:span text:style-name="T63">4</text:span></text:span></text:p>
      <text:p text:style-name="P33"><text:span text:style-name="T60">4</text:span>.<text:span text:style-name="T60">2</text:span>.1 <text:span text:style-name="T61">Function: Send Messages to TauNet Nodes</text:span><text:tab/><text:span text:style-name="Index_20_Link"><text:span text:style-name="T63">4</text:span></text:span></text:p>
      <text:p text:style-name="P33"><text:span text:style-name="Index_20_Link"><text:span text:style-name="T60">4</text:span></text:span><text:span text:style-name="Index_20_Link">.</text:span><text:span text:style-name="Index_20_Link"><text:span text:style-name="T60">2</text:span></text:span><text:span text:style-name="Index_20_Link">.2 </text:span><text:span text:style-name="Index_20_Link"><text:span text:style-name="T61">Function: Get a Receiver for the Message</text:span></text:span><text:span text:style-name="Index_20_Link"><text:tab/></text:span><text:span text:style-name="Index_20_Link"><text:span text:style-name="T63">4</text:span></text:span></text:p>
      <text:p text:style-name="P33"><text:span text:style-name="Index_20_Link"><text:span text:style-name="T60">4</text:span></text:span><text:span text:style-name="Index_20_Link">.</text:span><text:span text:style-name="Index_20_Link"><text:span text:style-name="T60">2</text:span></text:span><text:span text:style-name="Index_20_Link">.</text:span><text:span text:style-name="Index_20_Link"><text:span text:style-name="T55">3</text:span></text:span><text:span text:style-name="Index_20_Link"> </text:span><text:span text:style-name="Index_20_Link"><text:span text:style-name="T61">Function: Get a Message from the User</text:span></text:span><text:span text:style-name="Index_20_Link"><text:tab/></text:span><text:span text:style-name="Index_20_Link"><text:span text:style-name="T63">4</text:span></text:span></text:p>
      <text:p text:style-name="P33"><text:span text:style-name="Index_20_Link"><text:span text:style-name="T60">4</text:span></text:span><text:span text:style-name="Index_20_Link">.</text:span><text:span text:style-name="Index_20_Link"><text:span text:style-name="T60">1</text:span></text:span><text:span text:style-name="Index_20_Link">.</text:span><text:span text:style-name="Index_20_Link"><text:span text:style-name="T62">4</text:span></text:span><text:span text:style-name="Index_20_Link"> </text:span><text:span text:style-name="Index_20_Link"><text:span text:style-name="T61">Function: Display Users of the Network</text:span></text:span><text:span text:style-name="Index_20_Link"><text:tab/></text:span><text:span text:style-name="Index_20_Link"><text:span text:style-name="T63">4</text:span></text:span></text:p>
      <text:p text:style-name="P33"><text:span text:style-name="Index_20_Link"><text:span text:style-name="T60">4</text:span></text:span><text:span text:style-name="Index_20_Link">.</text:span><text:span text:style-name="Index_20_Link"><text:span text:style-name="T60">1</text:span></text:span><text:span text:style-name="Index_20_Link">.</text:span><text:span text:style-name="Index_20_Link"><text:span text:style-name="T62">5</text:span></text:span><text:span text:style-name="Index_20_Link"> </text:span><text:span text:style-name="Index_20_Link"><text:span text:style-name="T61">Function: Change Encryption Key</text:span></text:span><text:span text:style-name="Index_20_Link"><text:tab/></text:span><text:span text:style-name="Index_20_Link"><text:span text:style-name="T63">5</text:span></text:span></text:p>
      <text:p text:style-name="P33"><text:span text:style-name="Index_20_Link"><text:span text:style-name="T60">4</text:span></text:span><text:span text:style-name="Index_20_Link">.</text:span><text:span text:style-name="Index_20_Link"><text:span text:style-name="T60">2</text:span></text:span><text:span text:style-name="Index_20_Link">.</text:span><text:span text:style-name="Index_20_Link"><text:span text:style-name="T62">6</text:span></text:span><text:span text:style-name="Index_20_Link"> </text:span><text:span text:style-name="Index_20_Link"><text:span text:style-name="T61">Function: Load Program Data</text:span></text:span><text:span text:style-name="Index_20_Link"><text:tab/></text:span><text:span text:style-name="Index_20_Link"><text:span text:style-name="T63">5</text:span></text:span></text:p>
      <text:p text:style-name="P32"><text:span text:style-name="T60">4</text:span>.<text:span text:style-name="T60">3</text:span> <text:span text:style-name="T57">Ciphersaber-2</text:span><text:tab/><text:span text:style-name="Index_20_Link"><text:span text:style-name="T63">5</text:span></text:span></text:p>
      <text:p text:style-name="P33"><text:span text:style-name="T60">4</text:span>.<text:span text:style-name="T60">3</text:span>.1 <text:span text:style-name="T61">Function: RC4</text:span><text:tab/><text:span text:style-name="Index_20_Link"><text:span text:style-name="T63">5</text:span></text:span></text:p>
      <text:p text:style-name="P33"><text:span text:style-name="Index_20_Link"><text:span text:style-name="T60">4</text:span></text:span><text:span text:style-name="Index_20_Link">.</text:span><text:span text:style-name="Index_20_Link"><text:span text:style-name="T60">3</text:span></text:span><text:span text:style-name="Index_20_Link">.2 </text:span><text:span text:style-name="Index_20_Link"><text:span text:style-name="T61">Function: Encrypt</text:span></text:span><text:span text:style-name="Index_20_Link"><text:tab/></text:span><text:span text:style-name="Index_20_Link"><text:span text:style-name="T63">5</text:span></text:span></text:p>
      <text:p text:style-name="P30"><text:span text:style-name="Index_20_Link"><text:span text:style-name="T3">4</text:span></text:span><text:span text:style-name="Index_20_Link"><text:span text:style-name="T4">.</text:span></text:span><text:span text:style-name="Index_20_Link"><text:span text:style-name="T3">3</text:span></text:span><text:span text:style-name="Index_20_Link"><text:span text:style-name="T4">.</text:span></text:span><text:span text:style-name="Index_20_Link"><text:span text:style-name="T5">3</text:span></text:span><text:span text:style-name="Index_20_Link"><text:span text:style-name="T4"> </text:span></text:span><text:span text:style-name="Index_20_Link"><text:span text:style-name="T6">Function: Decrypt</text:span></text:span><text:span text:style-name="Index_20_Link"><text:span text:style-name="T4"><text:tab/></text:span></text:span><text:span text:style-name="Index_20_Link"><text:span text:style-name="T7">5</text:span></text:span></text:p>
      <text:h text:style-name="P87" text:outline-level="1"><text:span text:style-name="T8">1.0 </text:span>Purpose <text:span text:style-name="T8">&amp; Overview</text:span>: </text:h>
      <text:p text:style-name="P37">This document covers the basic architecture and design choices of the TauNet communication software. It covers why certain choices were made as well as provide pseudocode for the implementation of certain components.</text:p>
      <text:p text:style-name="P5"/>
      <text:p text:style-name="P37">This document is broken down into three main components:</text:p>
      <text:p text:style-name="P37">1. System Overview – Covers what the system is supposed to accomplish</text:p>
      <text:p text:style-name="P37">2. System Architecture – The overall view of how the system is pieced together</text:p>
      <text:p text:style-name="P37">3. Design Details – This section covers each component of the software and breaks them down into smaller chunks providing explanations and pseudocode for each.</text:p>
      <text:p text:style-name="P5"/>
      <text:h text:style-name="P83" text:outline-level="1">2.0 System Overview:</text:h>
      <text:p text:style-name="P15">The TauNet communication system is aimed at providing its users with the ability to send and receive encrypted messages within a pr<text:span text:style-name="T18">e</text:span>defined network. This implies the basic functionality of this system is that it will allow it's users to send messages, receive messages and read them on the screen. A<text:span text:style-name="T18">nother implication of t</text:span>his functionality it is apparent that network and user information will need to be stored in some fashion.</text:p>
      <text:h text:style-name="P84" text:outline-level="1">3.0 System Architecture:</text:h>
      <text:p text:style-name="P16"><text:span text:style-name="T33">This section covers give an overview of how the system is pieced together. </text:span>The system is laid out into two three main components:</text:p>
      <text:p text:style-name="P27"><text:span text:style-name="T19">3.</text:span><text:span text:style-name="T23">0.</text:span><text:span text:style-name="T19">1 <text:tab/></text:span>Ciphersaber-2/RC4 – <text:span text:style-name="T30">Both the server and the client will use this piece of the program to encrypt <text:tab/>and decrypt messages. This will happen in one of two ways: </text:span></text:p>
      <text:p text:style-name="P81">-The client will send a plain text message to the encrypt function which is then sent back to the client and sent to a receiving part. </text:p>
      <text:p text:style-name="P23">-<text:span text:style-name="T30">The server will send an encrypted message to the decrypt function which is then sent back to the server and displayed on the screen.</text:span></text:p>
      <text:p text:style-name="P28">3.<text:span text:style-name="T44">0.</text:span>2 <text:tab/><text:span text:style-name="T9">TauNet Server – </text:span><text:span text:style-name="T10">This is how messages from the network will be received on a TauNet node. <text:tab/></text:span><text:span text:style-name="T14">The server is in a constant state of listening for connections from other TauNet nodes. </text:span><text:span text:style-name="T15">The state <text:tab/>is altered by input from the user via a known command or if a message is received from another <text:tab/>user. </text:span><text:span text:style-name="T17">This implies that there is an interface that the user can interact with provided with.</text:span></text:p>
      <text:p text:style-name="P26"><text:span text:style-name="T11">T</text:span><text:span text:style-name="T9">he main dependencies of the server are:</text:span></text:p>
      <text:p text:style-name="P24"><text:span text:style-name="T10">- </text:span><text:span text:style-name="T11">It will </text:span><text:span text:style-name="T10">communicate with </text:span><text:span text:style-name="T11">the </text:span><text:span text:style-name="T10">Ciphersaber-2 </text:span><text:span text:style-name="T11">component </text:span><text:span text:style-name="T10">when decrypting messages</text:span></text:p>
      <text:p text:style-name="P24"><text:span text:style-name="T10">- </text:span><text:span text:style-name="T11">It will get data necessary for operation from the</text:span><text:span text:style-name="T10"> local files </text:span><text:span text:style-name="T11">with</text:span><text:span text:style-name="T10"> store</text:span><text:span text:style-name="T11">d</text:span><text:span text:style-name="T10"> network data (User </text:span><text:span text:style-name="T11">T</text:span><text:span text:style-name="T10">able/Port Info)</text:span></text:p>
      <text:p text:style-name="P24"><text:soft-page-break/><text:span text:style-name="T10">- </text:span><text:span text:style-name="T16">An internet connection in order to receive messages from other users in the network.</text:span></text:p>
      <text:p text:style-name="P29">3.<text:span text:style-name="T44">0.</text:span>3 <text:tab/><text:span text:style-name="T9">TauNet Client – </text:span><text:span text:style-name="T12">This is how messages are sent to other servers in a TauNet network. </text:span><text:span text:style-name="T15">The client <text:tab/>is in a constant state of waiting for a user to send a message. Th</text:span><text:span text:style-name="T17">e</text:span><text:span text:style-name="T15"> state is altered by the user <text:tab/>inputting commands to send messages or view members of the network. </text:span><text:span text:style-name="T17">This implies that there <text:tab/>is an interface for the user to interact with.</text:span></text:p>
      <text:p text:style-name="P26"><text:span text:style-name="T11">T</text:span><text:span text:style-name="T13">he main dependencies of the </text:span><text:span text:style-name="T9">client</text:span><text:span text:style-name="T13"> are:</text:span></text:p>
      <text:p text:style-name="P82">- It will communicate with the Ciphersaber-2 component when encrypting messages.</text:p>
      <text:p text:style-name="P25"><text:span text:style-name="T10">- </text:span><text:span text:style-name="T11">It will get data necessary for operation from the</text:span><text:span text:style-name="T10"> local files </text:span><text:span text:style-name="T11">with</text:span><text:span text:style-name="T10"> store</text:span><text:span text:style-name="T11">d</text:span><text:span text:style-name="T10"> network data (User </text:span><text:span text:style-name="T11">T</text:span><text:span text:style-name="T10">able/Port Info)</text:span></text:p>
      <text:p text:style-name="P25"><text:span text:style-name="T10">- </text:span><text:span text:style-name="T16">An internet connection in order to receive messages from other users in the network.</text:span></text:p>
      <text:p text:style-name="P20">It is important to note that the server and client will be separate pieces of software and will operate independently of each other <text:span text:style-name="T32">on each TauNet node</text:span>. <text:span text:style-name="T31">However, the client depends on the server of another TauNet implementation to operate. It wouldn't be able to send messages otherwise.</text:span></text:p>
      <text:p text:style-name="P21">The choice to separate the client and server was made because it eliminates unwanted side effects of the server and client using the terminal at the same time. It is possible to control these side effects with the use of locks and semaphores but that rapidly overcomplicates the design of the system and so was avoided.</text:p>
      <text:h text:style-name="P85" text:outline-level="1">4.0 Design Details:</text:h>
      <text:p text:style-name="P22">This section outlines how each component of the TauNet software will operate. It attempts to break down each component into pseudocode in order to fully understand its operation.</text:p>
      <text:h text:style-name="P86" text:outline-level="1">4.1 TauNet Server:</text:h>
      <text:p text:style-name="P17">The <text:span text:style-name="T47">main </text:span>functions of the TauNet server include:</text:p>
      <text:p text:style-name="P72"><text:span text:style-name="T20">4.1.1 <text:tab/></text:span><text:span text:style-name="T19">Function</text:span>: <text:span text:style-name="T38">Start the Server</text:span></text:p>
      <text:p text:style-name="P38"><text:span text:style-name="T19">Description</text:span>: <text:span text:style-name="T41">Describes how the server is started. It's necessary to create a socket and enter an infinite loop waiting for connections from other users.</text:span></text:p>
      <text:p text:style-name="P38"><text:span text:style-name="T19">Pseudocode</text:span>:</text:p>
      <text:p text:style-name="P50">Create a new thread for the server to run on</text:p>
      <text:p text:style-name="P50">Use function 4.1.2 to load program data</text:p>
      <text:p text:style-name="P50">Get Encryption key from user or <text:span text:style-name="T40">a </text:span>file</text:p>
      <text:p text:style-name="P51">Create a socket to receive TCP connections and bind it to the port # loaded from function 4.1.2</text:p>
      <text:p text:style-name="P51"><text:tab/>If the binding fails exit the program immediately</text:p>
      <text:p text:style-name="P51">While the program is running:</text:p>
      <text:p text:style-name="P51"><text:tab/>Wait for incoming connections</text:p>
      <text:p text:style-name="P51"><text:tab/><text:span text:style-name="T41">If a connection is received use function 4.1.3</text:span></text:p>
      <text:p text:style-name="P7"><text:s/></text:p>
      <text:p text:style-name="P71"><text:soft-page-break/><text:span text:style-name="T20">4.1.</text:span><text:span text:style-name="T21">2</text:span><text:span text:style-name="T20"> <text:tab/></text:span><text:span text:style-name="T19">Function</text:span>: Load <text:span text:style-name="T36">Program Data</text:span></text:p>
      <text:p text:style-name="P39"><text:span text:style-name="T19">Description</text:span>: This function will load needed data from a local file(s) including user table, port info, version #, user name, and message size.</text:p>
      <text:p text:style-name="P39"><text:span text:style-name="T19">Pseudocode</text:span>: </text:p>
      <text:p text:style-name="P52">Open file(s) containing program data.</text:p>
      <text:p text:style-name="P53">While there are still usernames and IP/Domains to read:</text:p>
      <text:p text:style-name="P55"><text:tab/>-<text:span text:style-name="T38">Read e</text:span>ach username and IP/<text:span text:style-name="T34">Domain</text:span> into a local data structure that allows easy lookup. If using <text:tab/>python a dictionary is recommended. <text:span text:style-name="T39">If any name doesn't meet protocol standards discard it.</text:span></text:p>
      <text:p text:style-name="P58"><text:tab/>-As each IP is read in in also store it in another data structure that will later be used to lookup <text:tab/>IP's to verify valid incoming messages. If using python a list is recommended.</text:p>
      <text:p text:style-name="P53">While there is still program data to read: </text:p>
      <text:p text:style-name="P56"><text:tab/>-<text:span text:style-name="T38">R</text:span>ead <text:span text:style-name="T38">each </text:span>additional <text:span text:style-name="T38">piece of</text:span> data <text:span text:style-name="T34">(port info, version, etc..) </text:span>storing <text:span text:style-name="T34">each in</text:span> variables.</text:p>
      <text:p text:style-name="P55">Once all data has been read then close the file<text:span text:style-name="T37">(s)</text:span>.</text:p>
      <text:p text:style-name="P10"/>
      <text:p text:style-name="P73"><text:span text:style-name="T20">4.1.</text:span><text:span text:style-name="T22">3</text:span><text:span text:style-name="T20"> <text:tab/></text:span><text:span text:style-name="T19">Function</text:span>: <text:span text:style-name="T35">Receive a Message</text:span></text:p>
      <text:p text:style-name="P40"><text:span text:style-name="T19">Description</text:span>: This <text:span text:style-name="T36">function will handle incoming data from other TauNet users.</text:span></text:p>
      <text:p text:style-name="P40"><text:span text:style-name="T19">Pseudocode</text:span>: </text:p>
      <text:p text:style-name="P59">If a message is received store it in a variable called ciphertext</text:p>
      <text:p text:style-name="P59">If the ciphertext is empty</text:p>
      <text:p text:style-name="P59"><text:tab/>Discard the message</text:p>
      <text:p text:style-name="P59"><text:tab/>Return to listening</text:p>
      <text:p text:style-name="P59">Create a new thread <text:span text:style-name="T46">that calls function 4.1.4</text:span></text:p>
      <text:p text:style-name="P61">Resume listening for more messages</text:p>
      <text:p text:style-name="P8"/>
      <text:p text:style-name="P74"><text:span text:style-name="T20">4.1.</text:span><text:span text:style-name="T24">4</text:span><text:span text:style-name="T20"> <text:tab/></text:span><text:span text:style-name="T19">Function</text:span>: <text:span text:style-name="T45">Display a Message</text:span></text:p>
      <text:p text:style-name="P41"><text:span text:style-name="T19">Description</text:span>: This <text:span text:style-name="T36">function will handle decrypting and displaying messages from other nodes.</text:span></text:p>
      <text:p text:style-name="P41"><text:span text:style-name="T19">Pseudocode</text:span>: </text:p>
      <text:p text:style-name="P60">Use Ciphersaber-2 to decrypt the message</text:p>
      <text:p text:style-name="P60">Acquire a locking device that prevents other functions from printing to the terminal</text:p>
      <text:p text:style-name="P60">If <text:span text:style-name="T46">the message came from an unknown user or a different version of TauNet</text:span></text:p>
      <text:p text:style-name="P60"><text:tab/><text:span text:style-name="T46">Display a warning to the user</text:span></text:p>
      <text:p text:style-name="P61">Display the message with a trailing blank line</text:p>
      <text:p text:style-name="P60">Release the locking device</text:p>
      <text:p text:style-name="P60">Close the thread.</text:p>
      <text:p text:style-name="P11"/>
      <text:p text:style-name="P75"><text:span text:style-name="T20">4.1.</text:span><text:span text:style-name="T29">5</text:span><text:span text:style-name="T20"> <text:tab/></text:span><text:span text:style-name="T19">Function</text:span>: <text:span text:style-name="T45">Display a Users of the Network</text:span></text:p>
      <text:p text:style-name="P42"><text:span text:style-name="T19">Description</text:span>: <text:span text:style-name="T48">When the user types an appropriate command all members of the network should be displayed on the screen. This will utilizes thread locking mechanisms to prevent multiple functions from printing to the screen at the same time.</text:span></text:p>
      <text:p text:style-name="P8"/>
      <text:p text:style-name="P76"><text:span text:style-name="T20">4.1.</text:span><text:span text:style-name="T29">6</text:span><text:span text:style-name="T20"> <text:tab/></text:span><text:span text:style-name="T19">Function</text:span>: <text:span text:style-name="T42">Change Encryption Key</text:span></text:p>
      <text:p text:style-name="P43"><text:span text:style-name="T19">Description</text:span>: <text:span text:style-name="T42">This is a function that allows the user to change the key during run time. This is a function that I personally decided to add.</text:span></text:p>
      <text:h text:style-name="P86" text:outline-level="1">4.2 TauNet Client:</text:h>
      <text:p text:style-name="P19">The TauNet client will consist of a menu that the user can use to choose to send messages, view <text:soft-page-break/>members of the network, change the key and exit the program.</text:p>
      <text:p text:style-name="P17">The <text:span text:style-name="T47">main </text:span>functions of the TauNet client include:</text:p>
      <text:p text:style-name="P77"><text:span text:style-name="T20">4.</text:span><text:span text:style-name="T26">2</text:span><text:span text:style-name="T20">.</text:span><text:span text:style-name="T25">1</text:span><text:span text:style-name="T20"> <text:tab/></text:span><text:span text:style-name="T19">Function</text:span>: <text:span text:style-name="T49">Send Messages to TauNet Nodes</text:span></text:p>
      <text:p text:style-name="P44"><text:span text:style-name="T19">Description</text:span>: This <text:span text:style-name="T49">function enables the user to be able to send messages to other users within their network.</text:span></text:p>
      <text:p text:style-name="P62"><text:span text:style-name="T19">Pseudocode</text:span>: </text:p>
      <text:p text:style-name="P64">Use function <text:span text:style-name="T51">4.2.2 to get the receive for the message</text:span></text:p>
      <text:p text:style-name="P65">Use function 4.2.3 to get the message to send</text:p>
      <text:p text:style-name="P65">Encrypt the message</text:p>
      <text:p text:style-name="P65">Create the header for the message as specified in the TauNet protocol v0.2</text:p>
      <text:p text:style-name="P65">Add the headers to the message</text:p>
      <text:p text:style-name="P65">Create a connection with the receiving user</text:p>
      <text:p text:style-name="P65">If a connection is not made within 5 seconds</text:p>
      <text:p text:style-name="P65"><text:tab/>Notify the user that the receiver is unavailable</text:p>
      <text:p text:style-name="P65"><text:tab/>Return to the main menu</text:p>
      <text:p text:style-name="P65">Transfer message to the receiving user</text:p>
      <text:p text:style-name="P14"/>
      <text:p text:style-name="P78"><text:span text:style-name="T20">4.</text:span><text:span text:style-name="T26">2</text:span><text:span text:style-name="T20">.</text:span><text:span text:style-name="T26">2</text:span><text:span text:style-name="T20"> <text:tab/></text:span><text:span text:style-name="T19">Function</text:span>: <text:span text:style-name="T49">Get a Receiver for the Message</text:span></text:p>
      <text:p text:style-name="P45"><text:span text:style-name="T19">Description</text:span>: <text:span text:style-name="T49">This function uses function 4.2.4 to display the users within a the network and ask the user to enter the name of the user they would like to send a message to. </text:span></text:p>
      <text:p text:style-name="P45"><text:span text:style-name="T26">Pseudocode</text:span><text:span text:style-name="T49">: </text:span></text:p>
      <text:p text:style-name="P69">Display users of the network using function 4.2.4</text:p>
      <text:p text:style-name="P69">Ask user to enter a username of who they would like to message</text:p>
      <text:p text:style-name="P69">If the username is not valid </text:p>
      <text:p text:style-name="P69"><text:tab/>Repeat previous step</text:p>
      <text:p text:style-name="P69">If the username is equal to cancel</text:p>
      <text:p text:style-name="P69"><text:tab/>Return to main menu of program</text:p>
      <text:p text:style-name="P70">Return the chosen username</text:p>
      <text:p text:style-name="P13"/>
      <text:p text:style-name="P78"><text:span text:style-name="T20">4.</text:span><text:span text:style-name="T26">2</text:span><text:span text:style-name="T20">.</text:span><text:span text:style-name="T26">3</text:span><text:span text:style-name="T20"> <text:tab/></text:span><text:span text:style-name="T19">Function</text:span>: <text:span text:style-name="T50">Get a Message from the User</text:span></text:p>
      <text:p text:style-name="P45"><text:span text:style-name="T19">Description</text:span>: <text:span text:style-name="T50">This function gets the message to send to another user. Making sure that it conforms to the protocol specifications.</text:span></text:p>
      <text:p text:style-name="P63"><text:span text:style-name="T19">Pseudocode</text:span>: </text:p>
      <text:p text:style-name="P66">Display a prompt to the user to enter a message</text:p>
      <text:p text:style-name="P66">If the message is too long</text:p>
      <text:p text:style-name="P66"><text:tab/>Tell the user it's too long</text:p>
      <text:p text:style-name="P66"><text:tab/>Return to previous step</text:p>
      <text:p text:style-name="P66">Return the message</text:p>
      <text:p text:style-name="P13"/>
      <text:p text:style-name="P78"><text:span text:style-name="T20">4.</text:span><text:span text:style-name="T26">2</text:span><text:span text:style-name="T20">.</text:span><text:span text:style-name="T24">4</text:span><text:span text:style-name="T20"> <text:tab/></text:span><text:span text:style-name="T19">Function</text:span>: <text:span text:style-name="T45">Display the Users of the Network</text:span></text:p>
      <text:p text:style-name="P63"><text:span text:style-name="T19">Description</text:span>: <text:span text:style-name="T48">When the user types an appropriate command all members of the network should be displayed on the screen. This will utilizes thread locking mechanisms to prevent multiple functions from printing to the screen at the same time.</text:span></text:p>
      <text:p text:style-name="P68"/>
      <text:p text:style-name="P68"><text:span text:style-name="T20">4.</text:span><text:span text:style-name="T27">2</text:span><text:span text:style-name="T20">.</text:span><text:span text:style-name="T24">5</text:span><text:span text:style-name="T20"> </text:span><text:span text:style-name="T19">Function</text:span>: <text:span text:style-name="T42">Change Encryption Key</text:span></text:p>
      <text:p text:style-name="P63"><text:span text:style-name="T19">Description</text:span>: <text:span text:style-name="T42">This is a function that allows the user to change the key during run time. This is a </text:span><text:soft-page-break/><text:span text:style-name="T42">function that I personally decided to add.</text:span></text:p>
      <text:p text:style-name="P12"/>
      <text:p text:style-name="P79"><text:span text:style-name="T20">4.</text:span><text:span text:style-name="T27">2</text:span><text:span text:style-name="T20">.</text:span><text:span text:style-name="T27">6<text:tab/></text:span><text:span text:style-name="T19">Function</text:span>: Load <text:span text:style-name="T36">Program Data</text:span></text:p>
      <text:p text:style-name="P46"><text:span text:style-name="T19">Description</text:span>: This function will load needed data from a local file(s) including user table, port info, version #, user name, and message size.</text:p>
      <text:p text:style-name="P46"><text:span text:style-name="T19">Pseudocode</text:span>: </text:p>
      <text:p text:style-name="P54">Open file(s) containing program data.</text:p>
      <text:p text:style-name="P54">While there are still usernames and IP/Domains to read:</text:p>
      <text:p text:style-name="P57"><text:tab/>-<text:span text:style-name="T38">Read e</text:span>ach username and IP/<text:span text:style-name="T34">Domain</text:span> into a local data structure that allows easy lookup. If using <text:tab/>python a dictionary is recommended. <text:span text:style-name="T39">If any name doesn't meet protocol standards discard it.</text:span></text:p>
      <text:p text:style-name="P54">While there is still program data to read: </text:p>
      <text:p text:style-name="P57"><text:tab/>-<text:span text:style-name="T38">R</text:span>ead <text:span text:style-name="T38">each </text:span>additional <text:span text:style-name="T38">piece of</text:span> data <text:span text:style-name="T34">(port info, version, etc..) </text:span>storing <text:span text:style-name="T34">each in</text:span> variables.</text:p>
      <text:p text:style-name="P67">Once all data has been read then close the file<text:span text:style-name="T37">(s)</text:span>.</text:p>
      <text:h text:style-name="P86" text:outline-level="1">4.<text:span text:style-name="T47">3</text:span> Ciphersaber-2/RC4:</text:h>
      <text:p text:style-name="P18"><text:span text:style-name="T43">This</text:span> section <text:span text:style-name="T43">of my program</text:span> is based off pseudocode that was created by Bart Massey <text:span text:style-name="T43">and so I don't really see much point to elaborate on pseudocode for this section</text:span>. <text:span text:style-name="T43">Instead I just give a brief description of what is expected of each function. </text:span></text:p>
      <text:p text:style-name="Standard">The original documentation/<text:span text:style-name="T52">pseudocode</text:span> can be found here:</text:p>
      <text:p text:style-name="Standard"><text:a xlink:type="simple" xlink:href="https://github.com/BartMassey/ciphersaber2/tree/master/pseudocode">https://github.com/BartMassey/ciphersaber2/tree/master/pseudocode</text:a></text:p>
      <text:p text:style-name="Standard"/>
      <text:p text:style-name="P80"><text:span text:style-name="T20">4.</text:span><text:span text:style-name="T28">3</text:span><text:span text:style-name="T20">.</text:span><text:span text:style-name="T28">1</text:span><text:span text:style-name="T20"> <text:tab/></text:span><text:span text:style-name="T19">Function</text:span>: <text:span text:style-name="T53">RC4</text:span></text:p>
      <text:p text:style-name="P47"><text:span text:style-name="T19">Description</text:span>: <text:span text:style-name="T53">This function generates a key stream that the encryption and decryption functions use to encrypt/decrypt their messages. The length of the key stream corresponds to the length of the message. This function expects a message length, # rounds of key scheduling, and a key. Further implementation details can be found in the linked repository.</text:span></text:p>
      <text:p text:style-name="P9"/>
      <text:p text:style-name="P80"><text:span text:style-name="T20">4.</text:span><text:span text:style-name="T28">3</text:span><text:span text:style-name="T20">.</text:span><text:span text:style-name="T28">2</text:span><text:span text:style-name="T20"> <text:tab/></text:span><text:span text:style-name="T19">Function</text:span>: <text:span text:style-name="T53">Encrypt</text:span></text:p>
      <text:p text:style-name="P48"><text:span text:style-name="T19">Description</text:span>: <text:span text:style-name="T54">This function encrypts messages using the key stream generated by RC4. It behaves roughly in the following way: It takes a message, # rounds, and a key. It then adds a random IV to the end of the key before passing the necessary info the RC4. The cipher text is generated by getting the key stream from the RC4 function and xor-ing it with the original message + iv. The cipher text is returned. Further implementation details can be found in the linked repository.</text:span></text:p>
      <text:p text:style-name="P9"/>
      <text:p text:style-name="P80"><text:span text:style-name="T20">4.</text:span><text:span text:style-name="T28">3</text:span><text:span text:style-name="T20">.</text:span><text:span text:style-name="T28">3</text:span><text:span text:style-name="T20"> <text:tab/></text:span><text:span text:style-name="T19">Function</text:span>: <text:span text:style-name="T53">Decrypt</text:span></text:p>
      <text:p text:style-name="P49"><text:span text:style-name="T19">Description</text:span>: <text:span text:style-name="T54">This function decrypts messages using the key stream generated by RC4. It behaves roughly in the following way: It takes a message, # rounds, and a key. It then removes the iv from the cipher text and adds it the key. The necessary info is passed to the RC4 function which returns a key stream. The plain text is generated by xor-ing the key stream with the cipher text. The plain text is returned. Further implementation details can be found in the linked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0pt" fo:font-style="italic" style:font-size-asian="10pt" style:font-style-asian="italic"/>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variant="small-caps" fo:font-size="10pt" style:font-size-asian="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5f94dd" officeooo:paragraph-rsid="005f94dd"/>
    </style:style>
    <style:page-layout style:name="Mpm1">
      <style:page-layout-properties fo:page-width="8.5in" fo:page-height="11in" style:num-format="1" style:print-orientation="portrait" fo:margin-top="0.71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oftware Design Document<text:tab/><text:page-number text:select-page="current" text:page-adjust="-2">5</text:page-number><text:tab/>December 8, 201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1:53:18.058200965</meta:creation-date>
    <dc:date>2015-12-03T18:37:54.035433585</dc:date>
    <meta:editing-duration>PT4H47M5S</meta:editing-duration>
    <meta:editing-cycles>78</meta:editing-cycles>
    <meta:generator>LibreOffice/4.2.8.2$Linux_X86_64 LibreOffice_project/420m0$Build-2</meta:generator>
    <meta:document-statistic meta:table-count="0" meta:image-count="0" meta:object-count="0" meta:page-count="7" meta:paragraph-count="164" meta:word-count="2006" meta:character-count="11907" meta:non-whitespace-character-count="9997"/>
  </office:meta>
</office:document-meta>
</file>